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draw:marker-start="" draw:marker-end="" draw:fill="none" draw:textarea-vertical-align="middle"/>
    </style:style>
    <style:style style:name="gr2" style:family="graphic" style:parent-style-name="standard">
      <style:graphic-properties svg:stroke-width="0.02cm" svg:stroke-color="#000000" draw:marker-start-width="0.03cm" draw:marker-end-width="0.03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0000" draw:marker-start-width="0.03cm" draw:marker-end-width="0.03cm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objectwithoutfill">
      <style:graphic-properties svg:stroke-width="0.05cm" draw:marker-start-width="0.32cm" draw:marker-end="Arrow" draw:marker-end-width="0.32cm" draw:fill="none" draw:textarea-vertical-align="middle"/>
    </style:style>
    <style:style style:name="gr5" style:family="graphic" style:parent-style-name="objectwithoutfill">
      <style:graphic-properties draw:stroke="solid" svg:stroke-width="0.05cm" draw:marker-start-width="0.32cm" draw:marker-end="Arrow" draw:marker-end-width="0.32cm" draw:fill="none" draw:textarea-vertical-align="middle"/>
    </style:style>
    <style:style style:name="gr6" style:family="graphic" style:parent-style-name="objectwithoutfill">
      <style:graphic-properties draw:stroke="solid" svg:stroke-width="0.01cm" draw:marker-start-width="0.23cm" draw:marker-end-width="0.23cm" draw:fill="solid" draw:fill-color="#ffffff" fo:min-height="0.581cm" fo:padding-top="0.105cm" fo:padding-bottom="0.105cm" fo:padding-left="0.23cm" fo:padding-right="0.23cm"/>
    </style:style>
    <style:style style:name="gr7" style:family="graphic" style:parent-style-name="objectwithoutfill">
      <style:graphic-properties svg:stroke-width="0.05cm" draw:marker-start="Arrow" draw:marker-start-width="0.32cm" draw:marker-end="Circle" draw:marker-end-width="0.32cm" draw:fill="none" draw:textarea-vertical-align="middle"/>
    </style:style>
    <style:style style:name="gr8" style:family="graphic" style:parent-style-name="standard">
      <style:graphic-properties svg:stroke-width="0.02cm" svg:stroke-color="#000000" draw:marker-start-width="0.03cm" draw:marker-end-width="0.03cm" draw:fill="solid" draw:fill-color="#eb613d" draw:textarea-horizontal-align="justify" draw:textarea-vertical-align="middle" draw:auto-grow-height="false" fo:padding-top="0.135cm" fo:padding-bottom="0.135cm" fo:padding-left="0.26cm" fo:padding-right="0.26cm"/>
    </style:style>
    <style:style style:name="gr9" style:family="graphic" style:parent-style-name="standard">
      <style:graphic-properties draw:stroke="none" draw:fill="solid" draw:fill-color="#000000" draw:textarea-vertical-align="middle" draw:auto-grow-height="false" fo:min-height="0.749cm" fo:min-width="0.499cm"/>
    </style:style>
    <style:style style:name="gr10" style:family="graphic" style:parent-style-name="objectwithoutfill">
      <style:graphic-properties svg:stroke-width="0.05cm" draw:marker-start="Arrow" draw:marker-start-width="0.32cm" draw:marker-end="Circle" draw:marker-end-width="0.32cm" draw:fill="none" draw:textarea-vertical-align="middle"/>
    </style:style>
    <style:style style:name="gr11" style:family="graphic" style:parent-style-name="objectwithoutfill">
      <style:graphic-properties draw:stroke="solid" svg:stroke-width="0.05cm" draw:marker-start-width="0.32cm" draw:marker-end="Arrow" draw:marker-end-width="0.32cm" draw:fill="none" draw:textarea-vertical-align="middle"/>
    </style:style>
    <style:style style:name="gr12" style:family="graphic" style:parent-style-name="objectwithoutfill">
      <style:graphic-properties svg:stroke-width="0.05cm" draw:marker-start-width="0.32cm" draw:marker-end="Arrow" draw:marker-end-width="0.32cm" draw:fill="none" draw:textarea-vertical-align="middle"/>
    </style:style>
    <style:style style:name="P1" style:family="paragraph">
      <style:paragraph-properties fo:text-align="center"/>
      <style:text-properties fo:font-family="'CMU Serif'" style:font-style-name="Roman" style:font-family-generic="modern" style:font-pitch="variable" fo:font-size="20pt" fo:font-weight="normal"/>
    </style:style>
    <style:style style:name="P2" style:family="paragraph">
      <style:paragraph-properties fo:text-align="center"/>
      <style:text-properties fo:font-family="'CMU Serif'" style:font-style-name="Roman" style:font-family-generic="modern" style:font-pitch="variable" fo:font-size="20pt" fo:font-weight="normal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cm" svg:y1="0cm" svg:x2="2cm" svg:y2="18.9cm">
          <text:p/>
        </draw:line>
        <draw:line draw:style-name="gr1" draw:text-style-name="P1" draw:layer="layout" svg:x1="7cm" svg:y1="0cm" svg:x2="7cm" svg:y2="10.8cm">
          <text:p/>
        </draw:line>
        <draw:line draw:style-name="gr1" draw:text-style-name="P1" draw:layer="layout" svg:x1="16.981cm" svg:y1="0cm" svg:x2="16.981cm" svg:y2="15.8cm">
          <text:p/>
        </draw:line>
        <draw:line draw:style-name="gr1" draw:text-style-name="P1" draw:layer="layout" svg:x1="21.981cm" svg:y1="0cm" svg:x2="21.981cm" svg:y2="15.9cm">
          <text:p/>
        </draw:line>
        <draw:custom-shape draw:style-name="gr2" draw:text-style-name="P1" draw:layer="layout" svg:width="3.979cm" svg:height="2cm" svg:x="5cm" svg:y="0cm">
          <text:p text:style-name="P1">Main</text:p>
          <text:p text:style-name="P1">Proces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81cm" svg:height="2cm" svg:x="15cm" svg:y="0cm">
          <text:p text:style-name="P1">Dri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79cm" svg:height="2cm" svg:x="20.002cm" svg:y="0cm">
          <text:p text:style-name="P1">Interrupt</text:p>
          <text:p text:style-name="P1">Lay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2cm" svg:x="16.48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21.481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7.681cm" svg:y1="6.1cm" svg:x2="21.481cm" svg:y2="6.1cm">
          <text:p text:style-name="P1">ISRsetup</text:p>
          <text:p text:style-name="P1"><text:s text:c="4"/>(&amp;callbackPtr)</text:p>
          <text:p text:style-name="P1"/>
          <text:p text:style-name="P1"/>
        </draw:line>
        <draw:custom-shape draw:style-name="gr3" draw:text-style-name="P1" draw:layer="layout" svg:width="1cm" svg:height="2cm" svg:x="6.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7.7cm" svg:y1="10cm" svg:x2="16.4cm" svg:y2="10cm">
          <text:p text:style-name="P1"><text:s text:c="6"/>DataRequest (&amp;callbackProc)</text:p>
          <text:p text:style-name="P1"/>
        </draw:line>
        <draw:frame draw:style-name="gr6" draw:text-style-name="P1" draw:layer="layout" svg:width="4.7cm" svg:height="1.887cm" svg:x="19.1cm" svg:y="10.3cm">
          <draw:text-box>
            <text:p text:style-name="P1">HW interrupt</text:p>
          </draw:text-box>
        </draw:frame>
        <draw:line draw:style-name="gr7" draw:text-style-name="P1" draw:layer="layout" svg:x1="17.581cm" svg:y1="14cm" svg:x2="21.381cm" svg:y2="14cm">
          <text:p text:style-name="P1">isrPtr()</text:p>
          <text:p text:style-name="P1"/>
        </draw:line>
        <draw:custom-shape draw:style-name="gr2" draw:text-style-name="P2" draw:layer="layout" svg:width="3.979cm" svg:height="2cm" svg:x="0cm" svg:y="0cm">
          <text:p text:style-name="P1">Kernel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2.6cm" svg:y1="15cm" svg:x2="16.4cm" svg:y2="15cm">
          <text:p text:style-name="P1">kernelAddProc(&amp;callback)</text:p>
          <text:p text:style-name="P1"/>
        </draw:line>
        <draw:line draw:style-name="gr5" draw:text-style-name="P1" draw:layer="layout" svg:x1="2.6cm" svg:y1="9cm" svg:x2="6.4cm" svg:y2="9cm">
          <text:p text:style-name="P1">KernelLoop:</text:p>
          <text:p text:style-name="P1">MainProc.()</text:p>
        </draw:line>
        <draw:custom-shape draw:style-name="gr3" draw:text-style-name="P1" draw:layer="layout" svg:width="1cm" svg:height="1cm" svg:x="16.481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3cm" svg:x="1.499cm" svg:y="7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cm" svg:height="3cm" svg:x="21.481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cm" svg:height="2cm" svg:x="16.481cm" svg:y="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1cm" svg:x="1.5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.6cm" svg:y1="18.001cm" svg:x2="11.3cm" svg:y2="18.001cm">
          <text:p text:style-name="P1">KernelLoop: CallbackProc()</text:p>
          <text:p text:style-name="P1"/>
        </draw:line>
        <draw:custom-shape draw:style-name="gr3" draw:text-style-name="P1" draw:layer="layout" svg:width="1cm" svg:height="1.999cm" svg:x="1.499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cm" svg:height="3cm" svg:x="1.5cm" svg:y="3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.6cm" svg:y1="5.1cm" svg:x2="16.4cm" svg:y2="5.1cm">
          <text:p text:style-name="P1">KernelInit: InitDrv()</text:p>
          <text:p text:style-name="P1"/>
        </draw:line>
        <draw:custom-shape draw:style-name="gr9" draw:text-style-name="P1" draw:layer="layout" svg:width="0.9cm" svg:height="1.7cm" svg:x="22cm" svg:y="11.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line draw:style-name="gr1" draw:text-style-name="P1" draw:layer="layout" svg:x1="11.98cm" svg:y1="-0.005cm" svg:x2="11.98cm" svg:y2="18.895cm">
          <text:p/>
        </draw:line>
        <draw:custom-shape draw:style-name="gr2" draw:text-style-name="P1" draw:layer="layout" svg:width="3.979cm" svg:height="2cm" svg:x="9.98cm" svg:y="0.005cm">
          <text:p text:style-name="P1">Callback</text:p>
          <text:p text:style-name="P1">Proces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.05cm" svg:x="11.48cm" svg:y="17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17.61cm" svg:y1="7.01cm" svg:x2="21.41cm" svg:y2="7.01cm">
          <text:p/>
        </draw:line>
        <draw:line draw:style-name="gr10" draw:text-style-name="P1" draw:layer="layout" svg:x1="2.6cm" svg:y1="7cm" svg:x2="16.4cm" svg:y2="7cm">
          <text:p/>
        </draw:line>
        <draw:line draw:style-name="gr10" draw:text-style-name="P1" draw:layer="layout" svg:x1="7.655cm" svg:y1="10.9cm" svg:x2="16.355cm" svg:y2="10.9cm">
          <text:p/>
        </draw:line>
        <draw:line draw:style-name="gr10" draw:text-style-name="P1" draw:layer="layout" svg:x1="2.6cm" svg:y1="10.9cm" svg:x2="6.4cm" svg:y2="10.9cm">
          <text:p/>
        </draw:line>
        <draw:line draw:style-name="gr10" draw:text-style-name="P1" draw:layer="layout" svg:x1="2.6cm" svg:y1="18.963cm" svg:x2="11.3cm" svg:y2="18.963cm">
          <text:p/>
        </draw:line>
        <draw:line draw:style-name="gr11" draw:text-style-name="P1" draw:layer="layout" svg:x1="2.6cm" svg:y1="15.9cm" svg:x2="16.4cm" svg:y2="15.9cm">
          <text:p/>
        </draw:line>
        <draw:line draw:style-name="gr12" draw:text-style-name="P1" draw:layer="layout" svg:x1="17.6cm" svg:y1="15.9cm" svg:x2="21.4cm" svg:y2="15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05cm" svg:stroke-color="#000000" draw:marker-start="Circle" draw:marker-start-width="0.28cm" draw:marker-end="Arrow" draw:marker-end-width="0.28cm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4cm" fo:page-height="19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9-17T14:46:13.01</meta:creation-date>
    <dc:date>2013-09-24T21:18:55.92</dc:date>
    <meta:editing-duration>PT15M55S</meta:editing-duration>
    <meta:editing-cycles>4</meta:editing-cycles>
    <meta:generator>LibreOffice/4.0.4.2$Windows_x86 LibreOffice_project/9e9821abd0ffdbc09cd8c52eaa574fa09eb08f2</meta:generator>
    <meta:document-statistic meta:object-count="37"/>
  </office:meta>
</office:document-meta>
</file>